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ParseException.InternalParseException( SpelParseException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ParseException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